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82in"/>
    </style:style>
    <style:style style:name="co2" style:family="table-column">
      <style:table-column-properties fo:break-before="auto" style:column-width="0.4492in"/>
    </style:style>
    <style:style style:name="co3" style:family="table-column">
      <style:table-column-properties fo:break-before="auto" style:column-width="0.426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64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CLASS</text:p>
          </table:table-cell>
          <table:table-cell office:value-type="string">
            <text:p>NOM</text:p>
          </table:table-cell>
          <table:table-cell office:value-type="string">
            <text:p>NOA</text:p>
          </table:table-cell>
        </table:table-row>
        <table:table-row table:style-name="ro1">
          <table:table-cell table:style-name="ce1" office:value-type="string">
            <text:p>AccessibilityManager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BaseRenderTexture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ce1" office:value-type="string">
            <text:p>BaseTexture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BitmapText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lendModeManag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lurFilter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BlurXFilter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BlurYFilter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ounds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uffer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acheData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anvasExtrac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nvasGraphicsRendere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anvasMaskManag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nvasPrepar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nvasRenderer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CanvasRenderTarget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anvasSpriteRender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ircle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ColorMatrixFilter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tainer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isplacementFilter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DisplayObject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Ellips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Filter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FilterManager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FilterStat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FXAAFilt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Graphics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GraphicsData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GraphicsRenderer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teractionDat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teractionManager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Lo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skManager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atrix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esh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esh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ovieClip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ineSlicePlane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oiseFilt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ObjectRendere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ObservablePoin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articleBuffer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ParticleContainer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articleRenderer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article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lan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rimitive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Quad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ectangle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enderTarget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RenderTextur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ope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oundedRectangle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prite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SpriteMaskFilter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teRenderer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StencilManag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ystemRenderer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Text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TextStyl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exture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extureGarbageCollector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TextureManager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TextureUvs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Ticker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Tiling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ilingSprite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ransform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ransformBas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ransformStatic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VideoBaseTextur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VoidFilt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WebGLExtrac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ebGLGraphicsData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ebGLManag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ebGLPrepar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ebGLRenderer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WebGLState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</table:table>
      <table:database-ranges>
        <table:database-range table:target-range-address="Planilha1.A1:Planilha1.C8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9">11/19/2018</text:date>, <text:time>10:44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9T10:44:57</dc:date>
    <dc:creator>Leonardo Silva</dc:creator>
    <meta:generator>OpenOffice/4.1.5$Unix OpenOffice.org_project/415m1$Build-9789</meta:generator>
    <meta:editing-duration>PT28M8S</meta:editing-duration>
    <meta:editing-cycles>1</meta:editing-cycles>
    <meta:document-statistic meta:table-count="1" meta:cell-count="252" meta:object-count="0"/>
  </office:meta>
</office:document-meta>
</file>